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 table:number-rows-repeated="10481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22:40:39.740361370</dc:date>
    <meta:editing-duration>P14DT20H2M42S</meta:editing-duration>
    <meta:editing-cycles>220</meta:editing-cycles>
    <meta:document-statistic meta:table-count="5" meta:cell-count="3883" meta:object-count="0"/>
  </office:meta>
</office:document-meta>
</file>